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ae13" officeooo:paragraph-rsid="0013ae13"/>
    </style:style>
    <style:style style:name="P2" style:family="paragraph" style:parent-style-name="Standard">
      <style:paragraph-properties fo:text-align="center" style:justify-single-word="false"/>
      <style:text-properties officeooo:rsid="0013ae13" officeooo:paragraph-rsid="0013ae13"/>
    </style:style>
    <style:style style:name="P3" style:family="paragraph" style:parent-style-name="Standard">
      <style:paragraph-properties fo:text-align="center" style:justify-single-word="false"/>
      <style:text-properties officeooo:rsid="0013ae13" officeooo:paragraph-rsid="0015fa22"/>
    </style:style>
    <style:style style:name="P4" style:family="paragraph" style:parent-style-name="Standard">
      <style:text-properties officeooo:rsid="0013ae13" officeooo:paragraph-rsid="0013d9f2"/>
    </style:style>
    <style:style style:name="P5" style:family="paragraph" style:parent-style-name="Standard">
      <style:text-properties officeooo:rsid="0013ae13" officeooo:paragraph-rsid="001506c9"/>
    </style:style>
    <style:style style:name="P6" style:family="paragraph" style:parent-style-name="Standard">
      <style:text-properties fo:font-size="14pt" fo:font-weight="bold" officeooo:rsid="0013ae13" officeooo:paragraph-rsid="0013ae13" style:font-size-asian="14pt" style:font-weight-asian="bold" style:font-size-complex="14pt" style:font-weight-complex="bold"/>
    </style:style>
    <style:style style:name="P7" style:family="paragraph" style:parent-style-name="Standard">
      <style:text-properties style:text-underline-style="solid" style:text-underline-width="auto" style:text-underline-color="font-color" officeooo:rsid="0013ae13" officeooo:paragraph-rsid="0013ae13"/>
    </style:style>
    <style:style style:name="P8" style:family="paragraph" style:parent-style-name="Standard">
      <style:paragraph-properties fo:text-align="center" style:justify-single-word="false"/>
      <style:text-properties fo:font-size="12pt" officeooo:rsid="0013ae13" officeooo:paragraph-rsid="0013ae13"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officeooo:rsid="0013d9f2"/>
    </style:style>
    <style:style style:name="T4" style:family="text">
      <style:text-properties officeooo:rsid="00140463"/>
    </style:style>
    <style:style style:name="T5" style:family="text">
      <style:text-properties officeooo:rsid="001506c9"/>
    </style:style>
    <style:style style:name="T6" style:family="text">
      <style:text-properties officeooo:rsid="00175b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Yasmin Fazelinia</text:p>
      <text:p text:style-name="P2"><text:a xlink:type="simple" xlink:href="mailto:yfazelinia@gmail.com">yfazelinia@gmail.com</text:a></text:p>
      <text:p text:style-name="P3">ThoughtWorks Junior Consultant Coding Challenge</text:p>
      <text:p text:style-name="P1"/>
      <text:p text:style-name="P6">PROBLEM TWO: SALES TAX</text:p>
      <text:p text:style-name="P1"/>
      <text:p text:style-name="P1">This application solves the sales tax problem by simulating an actual shopping experience. Data is input as a text file. Upon purchasing items, a receipt is printed that lists the name of all the items and their price (including tax), total cost, and total sales tax.</text:p>
      <text:p text:style-name="P1"/>
      <text:p text:style-name="P1">Basic sales tax is applicable at a rate of 10% on all goods, except books, food, and medical products that are exempt. Import duty is an additional sales tax applicable on all imported goods at a rate of 5%, with no exemptions.</text:p>
      <text:p text:style-name="P1"/>
      <text:p text:style-name="P1">This application prints out the receipt details for these shopping baskets: </text:p>
      <text:p text:style-name="P1"/>
      <text:p text:style-name="P1">INPUT:</text:p>
      <text:p text:style-name="P1"><text:s/></text:p>
      <text:p text:style-name="P1">Input 1:</text:p>
      <text:p text:style-name="P1">1 book at 12.49</text:p>
      <text:p text:style-name="P1">1 music CD at 14.99</text:p>
      <text:p text:style-name="P1">1 chocolate bar at 0.85</text:p>
      <text:p text:style-name="P1"><text:s/></text:p>
      <text:p text:style-name="P1">Input 2:</text:p>
      <text:p text:style-name="P1">1 imported box of chocolates at 10.00</text:p>
      <text:p text:style-name="P1">1 imported bottle of perfume at 47.50</text:p>
      <text:p text:style-name="P1"><text:s/></text:p>
      <text:p text:style-name="P1">Input 3:</text:p>
      <text:p text:style-name="P1">1 imported bottle of perfume at 27.99</text:p>
      <text:p text:style-name="P1">1 bottle of perfume at 18.99</text:p>
      <text:p text:style-name="P1">1 packet of headache pills at 9.75</text:p>
      <text:p text:style-name="P1">1 box of imported chocolates at 11.25</text:p>
      <text:p text:style-name="P1"><text:s/></text:p>
      <text:p text:style-name="P1">OUTPUT</text:p>
      <text:p text:style-name="P1"><text:s/></text:p>
      <text:p text:style-name="P1">Output 1:</text:p>
      <text:p text:style-name="P1">1 book: 12.49</text:p>
      <text:p text:style-name="P1">1 music CD: 16.49</text:p>
      <text:p text:style-name="P1">1 chocolate bar: 0.85</text:p>
      <text:p text:style-name="P1">Sales Taxes: 1.50</text:p>
      <text:p text:style-name="P1">Total: 29.83</text:p>
      <text:p text:style-name="P1"><text:s/></text:p>
      <text:p text:style-name="P1">Output 2:</text:p>
      <text:p text:style-name="P1">1 imported box of chocolates: 10.50</text:p>
      <text:p text:style-name="P1">1 imported bottle of perfume: 54.65</text:p>
      <text:p text:style-name="P1">Sales Taxes: 7.65</text:p>
      <text:p text:style-name="P1">Total: 65.15</text:p>
      <text:p text:style-name="P1"><text:s/></text:p>
      <text:p text:style-name="P1">Output 3:</text:p>
      <text:p text:style-name="P1"><text:soft-page-break/>1 imported bottle of perfume: 32.19</text:p>
      <text:p text:style-name="P1">1 bottle of perfume: 20.89</text:p>
      <text:p text:style-name="P1">1 packet of headache pills: 9.75</text:p>
      <text:p text:style-name="P1">1 imported box of chocolates: 11.85</text:p>
      <text:p text:style-name="P1">Sales Taxes: 6.70</text:p>
      <text:p text:style-name="P1">Total: 74.68</text:p>
      <text:p text:style-name="P1"/>
      <text:p text:style-name="P6">To run the app:</text:p>
      <text:p text:style-name="P1">From the command line, run:</text:p>
      <text:p text:style-name="P1"><text:tab/>checkout input/&lt;filename&gt;.txt</text:p>
      <text:p text:style-name="P1"/>
      <text:p text:style-name="P1">In the input folder are three input text files with the data from this problem.</text:p>
      <text:p text:style-name="P1"/>
      <text:p text:style-name="P1">Pass in one of the provided input files in this format to get corresponding output in the form of a receipt.</text:p>
      <text:p text:style-name="P1"><text:s text:c="2"/></text:p>
      <text:p text:style-name="P1">Results in Output 1:</text:p>
      <text:p text:style-name="P1"><text:s/><text:tab/>checkout input/input1.txt</text:p>
      <text:p text:style-name="P1"/>
      <text:p text:style-name="P1">Results in Output 2:</text:p>
      <text:p text:style-name="P1"><text:s/><text:tab/>checkout input/input2.txt</text:p>
      <text:p text:style-name="P1"/>
      <text:p text:style-name="P1">Results in Output 3: </text:p>
      <text:p text:style-name="P1"><text:s/><text:tab/>checkout input/input3.txt</text:p>
      <text:p text:style-name="P1"/>
      <text:p text:style-name="P7">Custom Shopping Experience</text:p>
      <text:p text:style-name="P1"/>
      <text:p text:style-name="P1">This app can also be run entirely in the command line. In IRB, run lib/command_line.rb. The classes can be instantiated to create items and shopping carts, and all methods can be run in order to alter the cart and purchase it. This will result in a receipt being output for each custom "shopping experience."</text:p>
      <text:p text:style-name="P1"/>
      <text:p text:style-name="P1"><text:span text:style-name="T1">Testing</text:span>:</text:p>
      <text:p text:style-name="P1"/>
      <text:p text:style-name="P1">Testing was done using RSpec. Each class has a corresponding test file in the spec folder. </text:p>
      <text:p text:style-name="P1"/>
      <text:p text:style-name="P1">Run bundle install to install the RSpec testing gem.</text:p>
      <text:p text:style-name="P1"/>
      <text:p text:style-name="P1">To run an individual test:</text:p>
      <text:p text:style-name="P1"><text:s/><text:tab/>rspec spec/&lt;filename&gt;.rb</text:p>
      <text:p text:style-name="P1"/>
      <text:p text:style-name="P1">To run all tests:</text:p>
      <text:p text:style-name="P1"><text:s/><text:tab/>rspec</text:p>
      <text:p text:style-name="P1"/>
      <text:p text:style-name="P1"><text:span text:style-name="T1">Design</text:span>: </text:p>
      <text:p text:style-name="P1"/>
      <text:p text:style-name="P1">The app has seven classes: Calculator, CommandLine, Government, InventoryFile, Item, Receipt, ShoppingCart. Each class is an abstraction of the real-world object it derives its name from. </text:p>
      <text:p text:style-name="P1"/>
      <text:p text:style-name="P4"><text:soft-page-break/>1. The Item class is responsible for creating new items and storing the name, price, taxable, and imported attributes. <text:span text:style-name="T3">This class sets the tax type of each item as determined by the Government class. </text:span><text:s/></text:p>
      <text:p text:style-name="P1"/>
      <text:p text:style-name="P1">2. The Government class sets the rules for what items are taxable and imported. In this app, only items that contain the following words in their names are tax-exempt: "book, chocolate, chocolates, headache pills." If the item's name contains the word "imported", its imported tax status is set to true. <text:s/></text:p>
      <text:p text:style-name="P1"/>
      <text:p text:style-name="P1">3. The ShoppingCart class creates a shopping cart and store<text:span text:style-name="T3">s</text:span> items in a set data structure. Items can be added to and removed from the shopping cart, the quantity of a specific item in the cart can be changed, and the cart's contents can be viewed. When a user is finished shopping, the shopping cart is purchase<text:span text:style-name="T3">d </text:span>and a receipt is printed.</text:p>
      <text:p text:style-name="P1"/>
      <text:p text:style-name="P1">4. The Calculator class is responsible for the tax calculations for each item based on its tax type. The rounded sales tax and total taxed item price are calculated. </text:p>
      <text:p text:style-name="P1"/>
      <text:p text:style-name="P1">5. The Receipt class is responsible for calculating the shopping cart sales tax and grand total. It is through this class that a receipt is printed out <text:span text:style-name="T3">(and output to the console)</text:span>.</text:p>
      <text:p text:style-name="P1"/>
      <text:p text:style-name="P1">- Two classes are responsible for reading input data from text files so that the app can execute:</text:p>
      <text:p text:style-name="P1"/>
      <text:p text:style-name="P1">6. The InventoryFile class reads text files, parses input data so that items can be created, and adds these items to a shopping cart. The data is parsed so that each line of an input text file is a unique item. Each line is parsed using regular expressions into three groupings. The first is the quantity, the second is the item name, and the third is the price (the word "at" is excluded). This data is used to create a new item and add it to <text:span text:style-name="T3">a shopping</text:span> cart according to its quantity.</text:p>
      <text:p text:style-name="P1"/>
      <text:p text:style-name="P1">7. The CommandLine class is responsible for executing the app with a specified input text file and calling the purchase method on the resulting shopping cart. This runs the program and results in a receipt.</text:p>
      <text:p text:style-name="P1"/>
      <text:p text:style-name="P1"><text:span text:style-name="T2">Flow</text:span>:</text:p>
      <text:p text:style-name="P1">1. App is executed and a new CommandLine <text:span text:style-name="T6">instance</text:span> is created, with an input text file passed to it.</text:p>
      <text:p text:style-name="P1">2. The CommandLine <text:span text:style-name="T3">instance</text:span> creates a new InventoryFile <text:span text:style-name="T3">instance</text:span>.</text:p>
      <text:p text:style-name="P5">3. The InventoryFile <text:span text:style-name="T3">instance</text:span> reads the input file <text:span text:style-name="T5">and parses it to </text:span>create <text:span text:style-name="T5">I</text:span>tem <text:span text:style-name="T5">instances (using the Government class to set tax type). </text:span></text:p>
      <text:p text:style-name="P5"><text:span text:style-name="T5">4.</text:span> <text:span text:style-name="T5">The InventoryFile instance creates a S</text:span>hopping<text:span text:style-name="T5">C</text:span>art <text:span text:style-name="T5">instance. It</text:span>em <text:span text:style-name="T5">instances are added </text:span>to <text:span text:style-name="T3">the S</text:span>hopping<text:span text:style-name="T5">C</text:span>art <text:span text:style-name="T5">instance</text:span>. </text:p>
      <text:p text:style-name="P1">4. The CommandLine <text:span text:style-name="T3">instance</text:span> purchases the shopping cart <text:span text:style-name="T3">(which uses the Calculator class to calculate taxed item prices and the Receipt class to calculate total cart price and total sales tax)</text:span> and a receipt is output.</text:p>
      <text:p text:style-name="P1"/>
      <text:p text:style-name="P1"><text:span text:style-name="T1">Assumptions</text:span>:</text:p>
      <text:p text:style-name="P1"/>
      <text:p text:style-name="P1">1. Both item quantity and price are positive integers.</text:p>
      <text:p text:style-name="P1">2. The input data is in the following format:</text:p>
      <text:p text:style-name="P1">"(quantity)(item) at (price)"</text:p>
      <text:p text:style-name="P1">3. Since the items were limited for the scope of this exercise, only the keywords "book, chocolate, chocolates, headache pills" <text:span text:style-name="T4">are</text:span> used to determine if an item is tax-exempt. This does not include all types of food, books, or medical supplies. </text:p>
      <text:p text:style-name="P1"><text:soft-page-break/>3. If an item's name include<text:span text:style-name="T4">s</text:span> the word "imported", it <text:span text:style-name="T4">is</text:span> taxed as an imported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40:40.335978000</meta:creation-date>
    <dc:date>2013-12-01T17:09:30.417530000</dc:date>
    <meta:editing-duration>PT21M28S</meta:editing-duration>
    <meta:editing-cycles>8</meta:editing-cycles>
    <meta:generator>LibreOffice/4.1.0.4$MacOSX_x86 LibreOffice_project/89ea49ddacd9aa532507cbf852f2bb22b1ace28</meta:generator>
    <meta:document-statistic meta:table-count="0" meta:image-count="0" meta:object-count="0" meta:page-count="4" meta:paragraph-count="89" meta:word-count="964" meta:character-count="5596" meta:non-whitespace-character-count="4680"/>
  </office:meta>
</office:document-meta>
</file>